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family-generic="swiss"/>
    <style:font-face style:name="DejaVu Sans" svg:font-family="'DejaVu Sans'" style:font-family-generic="swiss" style:font-pitch="variable"/>
    <style:font-face style:name="East Syriac Adiabene" svg:font-family="'East Syriac Adiabene'" style:font-family-generic="swiss" style:font-pitch="variable"/>
    <style:font-face style:name="DejaVu Sans2" svg:font-family="'DejaVu Sans'" style:font-family-generic="system" style:font-pitch="variable"/>
    <style:font-face style:name="East Syriac Adiabene1" svg:font-family="'East Syriac Adiabene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4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DejaVu Sans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Sans"/>
    </style:style>
    <style:style style:name="ce4" style:family="table-cell" style:parent-style-name="Default" style:data-style-name="N122">
      <style:text-properties style:font-name="DejaVu Sans" style:font-name-asian="East Syriac Adiabene1" style:font-name-complex="East Syriac Adiabene1"/>
    </style:style>
    <style:style style:name="ce5" style:family="table-cell" style:parent-style-name="Default">
      <style:text-properties style:font-name="DejaVu Sans1" style:font-name-asian="DejaVu Sans1" style:font-name-complex="DejaVu Sans1"/>
    </style:style>
    <style:style style:name="ce6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style:font-name="DejaVu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3" table:default-cell-style-name="ce1"/>
        <table:table-row table:style-name="ro1">
          <table:table-cell office:value-type="string" calcext:value-type="string">
            <text:p>Ttl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V[V]</text:p>
          </table:table-cell>
          <table:table-cell table:style-name="ce2" office:value-type="string" calcext:value-type="string">
            <text:p>f[MHz]</text:p>
          </table:table-cell>
          <table:table-cell office:value-type="string" calcext:value-type="string">
            <text:p>odchylk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7.99827" calcext:value-type="float">
            <text:p>7.99827</text:p>
          </table:table-cell>
          <table:table-cell table:formula="of:=([Sheet1.B4]-8)/8*1000" office:value-type="float" office:value="-0.216250000000029" calcext:value-type="float">
            <text:p>-0.216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99861" calcext:value-type="float">
            <text:p>7.99861</text:p>
          </table:table-cell>
          <table:table-cell table:formula="of:=([Sheet1.B5]-8)/8*1000" office:value-type="float" office:value="-0.173749999999973" calcext:value-type="float">
            <text:p>-0.17375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7.99886" calcext:value-type="float">
            <text:p>7.99886</text:p>
          </table:table-cell>
          <table:table-cell table:formula="of:=([Sheet1.B6]-8)/8*1000" office:value-type="float" office:value="-0.142499999999934" calcext:value-type="float">
            <text:p>-0.1425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7.99896" calcext:value-type="float">
            <text:p>7.99896</text:p>
          </table:table-cell>
          <table:table-cell table:formula="of:=([Sheet1.B7]-8)/8*1000" office:value-type="float" office:value="-0.129999999999963" calcext:value-type="float">
            <text:p>-0.13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7.99899" calcext:value-type="float">
            <text:p>7.99899</text:p>
          </table:table-cell>
          <table:table-cell table:formula="of:=([Sheet1.B8]-8)/8*1000" office:value-type="float" office:value="-0.126249999999994" calcext:value-type="float">
            <text:p>-0.12625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7.99899" calcext:value-type="float">
            <text:p>7.99899</text:p>
          </table:table-cell>
          <table:table-cell table:formula="of:=([Sheet1.B9]-8)/8*1000" office:value-type="float" office:value="-0.126249999999994" calcext:value-type="float">
            <text:p>-0.12625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7.99894" calcext:value-type="float">
            <text:p>7.99894</text:p>
          </table:table-cell>
          <table:table-cell table:formula="of:=([Sheet1.B10]-8)/8*1000" office:value-type="float" office:value="-0.13249999999998" calcext:value-type="float">
            <text:p>-0.1325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7.99896" calcext:value-type="float">
            <text:p>7.99896</text:p>
          </table:table-cell>
          <table:table-cell table:formula="of:=([Sheet1.B11]-8)/8*1000" office:value-type="float" office:value="-0.129999999999963" calcext:value-type="float">
            <text:p>-0.13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7.99896" calcext:value-type="float">
            <text:p>7.99896</text:p>
          </table:table-cell>
          <table:table-cell table:formula="of:=([Sheet1.B12]-8)/8*1000" office:value-type="float" office:value="-0.129999999999963" calcext:value-type="float">
            <text:p>-0.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99892" calcext:value-type="float">
            <text:p>7.99892</text:p>
          </table:table-cell>
          <table:table-cell table:formula="of:=([Sheet1.B13]-8)/8*1000" office:value-type="float" office:value="-0.134999999999996" calcext:value-type="float">
            <text:p>-0.135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Default" table:number-columns-repeated="3"/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table:style-name="Default"/>
          <table:table-cell/>
        </table:table-row>
        <table:table-row table:style-name="ro1" table:number-rows-repeated="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table-column table:style-name="co1" table:number-columns-repeated="3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column table:style-name="co1" table:number-columns-repeated="2" table:default-cell-style-name="ce1"/>
        <table:table-row table:style-name="ro1">
          <table:table-cell table:style-name="ce3" office:value-type="string" calcext:value-type="string" table:number-columns-spanned="2" table:number-rows-spanned="1">
            <text:p>CMOS</text:p>
          </table:table-cell>
          <table:covered-table-cell/>
          <table:table-cell table:number-columns-repeated="12"/>
        </table:table-row>
        <table:table-row table:style-name="ro1">
          <table:table-cell table:style-name="ce2" office:value-type="string" calcext:value-type="string">
            <text:p>V[V]</text:p>
          </table:table-cell>
          <table:table-cell table:style-name="ce2" office:value-type="string" calcext:value-type="string">
            <text:p>f[MHz]</text:p>
          </table:table-cell>
          <table:table-cell office:value-type="string" calcext:value-type="string">
            <text:p>odchylka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.00036" calcext:value-type="float">
            <text:p>8.00036</text:p>
          </table:table-cell>
          <table:table-cell table:formula="of:=(([Sheet2.B3]-8)/8)*1000" office:value-type="float" office:value="0.0450000000000728" calcext:value-type="float">
            <text:p>0.045</text:p>
          </table:table-cell>
          <table:table-cell table:number-columns-repeated="11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8.00035" calcext:value-type="float">
            <text:p>8.00035</text:p>
          </table:table-cell>
          <table:table-cell table:formula="of:=(([Sheet2.B4]-8)/8)*1000" office:value-type="float" office:value="0.043749999999898" calcext:value-type="float">
            <text:p>0.04375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00035" calcext:value-type="float">
            <text:p>8.00035</text:p>
          </table:table-cell>
          <table:table-cell table:formula="of:=(([Sheet2.B5]-8)/8)*1000" office:value-type="float" office:value="0.043749999999898" calcext:value-type="float">
            <text:p>0.04375</text:p>
          </table:table-cell>
          <table:table-cell table:number-columns-repeated="1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8.00035" calcext:value-type="float">
            <text:p>8.00035</text:p>
          </table:table-cell>
          <table:table-cell table:formula="of:=(([Sheet2.B6]-8)/8)*1000" office:value-type="float" office:value="0.043749999999898" calcext:value-type="float">
            <text:p>0.04375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00035" calcext:value-type="float">
            <text:p>8.00035</text:p>
          </table:table-cell>
          <table:table-cell table:formula="of:=(([Sheet2.B7]-8)/8)*1000" office:value-type="float" office:value="0.043749999999898" calcext:value-type="float">
            <text:p>0.04375</text:p>
          </table:table-cell>
          <table:table-cell table:number-columns-repeated="11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8.00035" calcext:value-type="float">
            <text:p>8.00035</text:p>
          </table:table-cell>
          <table:table-cell table:formula="of:=(([Sheet2.B8]-8)/8)*1000" office:value-type="float" office:value="0.043749999999898" calcext:value-type="float">
            <text:p>0.04375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0036" calcext:value-type="float">
            <text:p>8.00036</text:p>
          </table:table-cell>
          <table:table-cell table:formula="of:=(([Sheet2.B9]-8)/8)*1000" office:value-type="float" office:value="0.0450000000000728" calcext:value-type="float">
            <text:p>0.045</text:p>
          </table:table-cell>
          <table:table-cell table:number-columns-repeated="11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8.00036" calcext:value-type="float">
            <text:p>8.00036</text:p>
          </table:table-cell>
          <table:table-cell table:formula="of:=(([Sheet2.B10]-8)/8)*1000" office:value-type="float" office:value="0.0450000000000728" calcext:value-type="float">
            <text:p>0.045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00036" calcext:value-type="float">
            <text:p>8.00036</text:p>
          </table:table-cell>
          <table:table-cell table:formula="of:=(([Sheet2.B11]-8)/8)*1000" office:value-type="float" office:value="0.0450000000000728" calcext:value-type="float">
            <text:p>0.045</text:p>
          </table:table-cell>
          <table:table-cell table:number-columns-repeated="11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8.00036" calcext:value-type="float">
            <text:p>8.00036</text:p>
          </table:table-cell>
          <table:table-cell table:formula="of:=(([Sheet2.B12]-8)/8)*1000" office:value-type="float" office:value="0.0450000000000728" calcext:value-type="float">
            <text:p>0.045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00037" calcext:value-type="float">
            <text:p>8.00037</text:p>
          </table:table-cell>
          <table:table-cell table:formula="of:=(([Sheet2.B13]-8)/8)*1000" office:value-type="float" office:value="0.0462500000000254" calcext:value-type="float">
            <text:p>0.04625</text:p>
          </table:table-cell>
          <table:table-cell table:number-columns-repeated="11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8.00038" calcext:value-type="float">
            <text:p>8.00038</text:p>
          </table:table-cell>
          <table:table-cell table:formula="of:=(([Sheet2.B14]-8)/8)*1000" office:value-type="float" office:value="0.0474999999999781" calcext:value-type="float">
            <text:p>0.0475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.00039" calcext:value-type="float">
            <text:p>8.00039</text:p>
          </table:table-cell>
          <table:table-cell table:formula="of:=(([Sheet2.B15]-8)/8)*1000" office:value-type="float" office:value="0.0487499999999308" calcext:value-type="float">
            <text:p>0.04875</text:p>
          </table:table-cell>
          <table:table-cell table:number-columns-repeated="11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8.00039" calcext:value-type="float">
            <text:p>8.00039</text:p>
          </table:table-cell>
          <table:table-cell table:formula="of:=(([Sheet2.B16]-8)/8)*1000" office:value-type="float" office:value="0.0487499999999308" calcext:value-type="float">
            <text:p>0.04875</text:p>
          </table:table-cell>
          <table:table-cell table:number-columns-repeated="8"/>
          <table:table-cell table:style-name="ce1"/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.00039" calcext:value-type="float">
            <text:p>8.00039</text:p>
          </table:table-cell>
          <table:table-cell table:formula="of:=(([Sheet2.B17]-8)/8)*1000" office:value-type="float" office:value="0.0487499999999308" calcext:value-type="float">
            <text:p>0.04875</text:p>
          </table:table-cell>
          <table:table-cell table:number-columns-repeated="6"/>
          <table:table-cell table:style-name="ce1" table:number-columns-repeated="3"/>
          <table:table-cell table:number-columns-repeated="2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8.0004" calcext:value-type="float">
            <text:p>8.0004</text:p>
          </table:table-cell>
          <table:table-cell table:formula="of:=(([Sheet2.B18]-8)/8)*1000" office:value-type="float" office:value="0.0500000000001055" calcext:value-type="float">
            <text:p>0.05</text:p>
          </table:table-cell>
          <table:table-cell table:number-columns-repeated="6"/>
          <table:table-cell table:style-name="ce1" table:number-columns-repeated="3"/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.0004" calcext:value-type="float">
            <text:p>8.0004</text:p>
          </table:table-cell>
          <table:table-cell table:formula="of:=(([Sheet2.B19]-8)/8)*1000" office:value-type="float" office:value="0.0500000000001055" calcext:value-type="float">
            <text:p>0.05</text:p>
          </table:table-cell>
          <table:table-cell table:number-columns-repeated="6"/>
          <table:table-cell table:style-name="ce1" table:number-columns-repeated="3"/>
          <table:table-cell table:number-columns-repeated="2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8.00041" calcext:value-type="float">
            <text:p>8.00041</text:p>
          </table:table-cell>
          <table:table-cell table:formula="of:=(([Sheet2.B20]-8)/8)*1000" office:value-type="float" office:value="0.0512500000000582" calcext:value-type="float">
            <text:p>0.05125</text:p>
          </table:table-cell>
          <table:table-cell table:number-columns-repeated="6"/>
          <table:table-cell table:style-name="ce1" table:number-columns-repeated="3"/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.00041" calcext:value-type="float">
            <text:p>8.00041</text:p>
          </table:table-cell>
          <table:table-cell table:formula="of:=(([Sheet2.B21]-8)/8)*1000" office:value-type="float" office:value="0.0512500000000582" calcext:value-type="float">
            <text:p>0.05125</text:p>
          </table:table-cell>
          <table:table-cell table:number-columns-repeated="6"/>
          <table:table-cell table:style-name="ce1" table:number-columns-repeated="3"/>
          <table:table-cell table:number-columns-repeated="2"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8.00042" calcext:value-type="float">
            <text:p>8.00042</text:p>
          </table:table-cell>
          <table:table-cell table:formula="of:=(([Sheet2.B22]-8)/8)*1000" office:value-type="float" office:value="0.0525000000000109" calcext:value-type="float">
            <text:p>0.0525</text:p>
          </table:table-cell>
          <table:table-cell table:number-columns-repeated="6"/>
          <table:table-cell table:style-name="ce1" table:number-columns-repeated="3"/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.00042" calcext:value-type="float">
            <text:p>8.00042</text:p>
          </table:table-cell>
          <table:table-cell table:formula="of:=(([Sheet2.B23]-8)/8)*1000" office:value-type="float" office:value="0.0525000000000109" calcext:value-type="float">
            <text:p>0.0525</text:p>
          </table:table-cell>
          <table:table-cell table:number-columns-repeated="6"/>
          <table:table-cell table:style-name="ce1" table:number-columns-repeated="3"/>
          <table:table-cell table:number-columns-repeated="2"/>
        </table:table-row>
        <table:table-row table:style-name="ro1" table:number-rows-repeated="6">
          <table:table-cell table:number-columns-repeated="3"/>
          <table:table-cell table:style-name="ce1" table:number-columns-repeated="2"/>
          <table:table-cell table:number-columns-repeated="4"/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4"/>
          <table:table-cell table:style-name="ce1" table:number-columns-repeated="3"/>
          <table:table-cell table:number-columns-repeated="2"/>
        </table:table-row>
      </table:table>
      <table:table table:name="Sheet3" table:style-name="ta1">
        <table:shapes>
          <draw:frame draw:z-index="0" draw:style-name="gr1" draw:text-style-name="P1" svg:width="540pt" svg:height="324pt" svg:x="445.32pt" svg:y="35.4pt">
            <draw:object draw:notify-on-update-of-ranges="Sheet3.A3:Sheet3.A14 Sheet3.D2:Sheet3.D2 Sheet3.C3:Sheet3.C1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1" table:default-cell-style-name="ce1"/>
        <table:table-row table:style-name="ro1">
          <table:table-cell office:value-type="string" calcext:value-type="string">
            <text:p>francuski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V[V]</text:p>
          </table:table-cell>
          <table:table-cell table:style-name="ce2" office:value-type="string" calcext:value-type="string">
            <text:p>f[MHz]</text:p>
          </table:table-cell>
          <table:table-cell office:value-type="string" calcext:value-type="string">
            <text:p>Odchylenie od wartości nominalnej []</text:p>
          </table:table-cell>
          <table:table-cell office:value-type="string" calcext:value-type="string">
            <text:p>odchylenie od wartości nominalnej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99934" calcext:value-type="float">
            <text:p>7.99934</text:p>
          </table:table-cell>
          <table:table-cell table:style-name="ce6" table:formula="of:=([Sheet3.B3]-8)/8*1000" office:value-type="float" office:value="-0.0824999999999854" calcext:value-type="float">
            <text:p>-0.082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99935" calcext:value-type="float">
            <text:p>7.99935</text:p>
          </table:table-cell>
          <table:table-cell table:style-name="ce6" table:formula="of:=([Sheet3.B4]-8)/8*1000" office:value-type="float" office:value="-0.0812500000000327" calcext:value-type="float">
            <text:p>-0.081</text:p>
          </table:table-cell>
          <table:table-cell table:number-columns-repeated="11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7.99935" calcext:value-type="float">
            <text:p>7.99935</text:p>
          </table:table-cell>
          <table:table-cell table:style-name="ce6" table:formula="of:=([Sheet3.B5]-8)/8*1000" office:value-type="float" office:value="-0.0812500000000327" calcext:value-type="float">
            <text:p>-0.081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.99936" calcext:value-type="float">
            <text:p>7.99936</text:p>
          </table:table-cell>
          <table:table-cell table:style-name="ce6" table:formula="of:=([Sheet3.B6]-8)/8*1000" office:value-type="float" office:value="-0.079999999999969" calcext:value-type="float">
            <text:p>-0.080</text:p>
          </table:table-cell>
          <table:table-cell table:number-columns-repeated="11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7.99936" calcext:value-type="float">
            <text:p>7.99936</text:p>
          </table:table-cell>
          <table:table-cell table:style-name="ce6" table:formula="of:=([Sheet3.B7]-8)/8*1000" office:value-type="float" office:value="-0.079999999999969" calcext:value-type="float">
            <text:p>-0.080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99937" calcext:value-type="float">
            <text:p>7.99937</text:p>
          </table:table-cell>
          <table:table-cell table:style-name="ce6" table:formula="of:=([Sheet3.B8]-8)/8*1000" office:value-type="float" office:value="-0.0787500000000163" calcext:value-type="float">
            <text:p>-0.079</text:p>
          </table:table-cell>
          <table:table-cell table:number-columns-repeated="11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7.99937" calcext:value-type="float">
            <text:p>7.99937</text:p>
          </table:table-cell>
          <table:table-cell table:style-name="ce6" table:formula="of:=([Sheet3.B9]-8)/8*1000" office:value-type="float" office:value="-0.0787500000000163" calcext:value-type="float">
            <text:p>-0.079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.99938" calcext:value-type="float">
            <text:p>7.99938</text:p>
          </table:table-cell>
          <table:table-cell table:style-name="ce6" table:formula="of:=([Sheet3.B10]-8)/8*1000" office:value-type="float" office:value="-0.0774999999999526" calcext:value-type="float">
            <text:p>-0.077</text:p>
          </table:table-cell>
          <table:table-cell table:number-columns-repeated="11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7.99938" calcext:value-type="float">
            <text:p>7.99938</text:p>
          </table:table-cell>
          <table:table-cell table:style-name="ce6" table:formula="of:=([Sheet3.B11]-8)/8*1000" office:value-type="float" office:value="-0.0774999999999526" calcext:value-type="float">
            <text:p>-0.077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.99939" calcext:value-type="float">
            <text:p>7.99939</text:p>
          </table:table-cell>
          <table:table-cell table:style-name="ce6" table:formula="of:=([Sheet3.B12]-8)/8*1000" office:value-type="float" office:value="-0.0762499999999999" calcext:value-type="float">
            <text:p>-0.076</text:p>
          </table:table-cell>
          <table:table-cell table:number-columns-repeated="11"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7.99939" calcext:value-type="float">
            <text:p>7.99939</text:p>
          </table:table-cell>
          <table:table-cell table:style-name="ce6" table:formula="of:=([Sheet3.B13]-8)/8*1000" office:value-type="float" office:value="-0.0762499999999999" calcext:value-type="float">
            <text:p>-0.076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float" office:value="7.9994" calcext:value-type="float">
            <text:p>7.99940</text:p>
          </table:table-cell>
          <table:table-cell table:style-name="ce6" table:formula="of:=([Sheet3.B14]-8)/8*1000" office:value-type="float" office:value="-0.0750000000000473" calcext:value-type="float">
            <text:p>-0.075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5" office:value-type="string" calcext:value-type="string">
            <text:p>‰</text:p>
          </table:table-cell>
          <table:table-cell table:number-columns-repeated="12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 table:number-rows-repeated="7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adornments="Book" style:font-family-generic="swiss"/>
    <style:font-face style:name="DejaVu Sans" svg:font-family="'DejaVu Sans'" style:font-family-generic="swiss" style:font-pitch="variable"/>
    <style:font-face style:name="East Syriac Adiabene" svg:font-family="'East Syriac Adiabene'" style:font-family-generic="swiss" style:font-pitch="variable"/>
    <style:font-face style:name="DejaVu Sans2" svg:font-family="'DejaVu Sans'" style:font-family-generic="system" style:font-pitch="variable"/>
    <style:font-face style:name="East Syriac Adiabene1" svg:font-family="'East Syriac Adiabene'" style:font-family-generic="system" style:font-pitch="variable"/>
  </office:font-face-decls>
  <office:styles>
    <style:default-style style:family="table-cell">
      <style:paragraph-properties style:tab-stop-distance="36pt"/>
      <style:text-properties style:font-name="East Syriac Adiabene" fo:language="en" fo:country="US" style:font-name-asian="East Syriac Adiabene1" style:language-asian="zh" style:country-asian="CN" style:font-name-complex="East Syriac Adiabene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2" style:font-size-asian="12pt" style:language-asian="zh" style:country-asian="CN" style:font-name-complex="DejaVu Sans2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00/00/0000</text:date>, <text:time style:data-style-name="N2" text:time-value="20:44:38.6903547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5T12:18:22.620074141</meta:creation-date>
    <meta:generator>LibreOffice/4.4.3.2$Linux_X86_64 LibreOffice_project/40m0$Build-2</meta:generator>
    <dc:date>2015-05-11T21:12:21.319300404</dc:date>
    <meta:editing-duration>PT51M14S</meta:editing-duration>
    <meta:editing-cycles>9</meta:editing-cycles>
    <meta:document-statistic meta:table-count="3" meta:cell-count="1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>
        <chart:symbol-image/>
      </style:chart-properties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21">
      <style:chart-properties chart:display-label="true" chart:logarithmic="false" chart:maximum="-0.07" chart:reverse-direction="fals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symbol-type="named-symbol" chart:symbol-name="square" chart:symbol-width="0.15cm" chart:symbol-height="0.15cm" chart:link-data-style-to-source="true">
        <chart:symbol-image/>
      </style:chart-properties>
      <style:graphic-properties svg:stroke-width="0.051cm" svg:stroke-color="#000000" draw:fill-color="#00000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051cm" svg:height="11.431cm" xlink:href=".." xlink:type="simple" chart:class="chart:scatter" chart:style-name="ch1">
        <chart:plot-area chart:style-name="ch2" table:cell-range-address="Sheet3.A3:Sheet3.A14 Sheet3.D2:Sheet3.D2 Sheet3.C3:Sheet3.C15" chart:data-source-has-labels="row" svg:x="1.392cm" svg:y="0.172cm" svg:width="17.277cm" svg:height="9.993cm">
          <chartooo:coordinate-region svg:x="2.728cm" svg:y="0.372cm" svg:width="15.728cm" svg:height="9.147cm"/>
          <chart:axis chart:dimension="x" chart:name="primary-x" chart:style-name="ch3">
            <chart:title svg:x="9.563cm" svg:y="10.393cm" chart:style-name="ch4">
              <text:p>U [V]</text:p>
            </chart:title>
          </chart:axis>
          <chart:axis chart:dimension="y" chart:name="primary-y" chart:style-name="ch5">
            <chart:title svg:x="0.451cm" svg:y="6.508cm" chart:style-name="ch6">
              <text:p>Odchylenie [‰]</text:p>
            </chart:title>
            <chart:grid chart:style-name="ch7" chart:class="major"/>
          </chart:axis>
          <chart:series chart:style-name="ch8" chart:values-cell-range-address="Sheet3.C3:Sheet3.C15" chart:label-cell-address="Sheet3.D2:Sheet3.D2" chart:class="chart:scatter">
            <chart:domain table:cell-range-address="Sheet3.A3:Sheet3.A14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dchylenie od wartości nominalnej</text:p>
                <draw:g>
                  <svg:desc>Sheet3.D2:Sheet3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3.A3:Sheet3.A14</svg:desc>
                </draw:g>
              </table:table-cell>
              <table:table-cell office:value-type="float" office:value="-0.0824999999999854">
                <text:p>-0.0824999999999854</text:p>
                <draw:g>
                  <svg:desc>Sheet3.C3:Sheet3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-0.0812500000000327">
                <text:p>-0.08125000000003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5">
                <text:p>10.5</text:p>
              </table:table-cell>
              <table:table-cell office:value-type="float" office:value="-0.0812500000000327">
                <text:p>-0.08125000000003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-0.079999999999969">
                <text:p>-0.0799999999999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5">
                <text:p>11.5</text:p>
              </table:table-cell>
              <table:table-cell office:value-type="float" office:value="-0.079999999999969">
                <text:p>-0.0799999999999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-0.0787500000000163">
                <text:p>-0.07875000000001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5">
                <text:p>12.5</text:p>
              </table:table-cell>
              <table:table-cell office:value-type="float" office:value="-0.0787500000000163">
                <text:p>-0.07875000000001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-0.0774999999999526">
                <text:p>-0.07749999999995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5">
                <text:p>13.5</text:p>
              </table:table-cell>
              <table:table-cell office:value-type="float" office:value="-0.0774999999999526">
                <text:p>-0.07749999999995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-0.0762499999999999">
                <text:p>-0.07624999999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5">
                <text:p>14.5</text:p>
              </table:table-cell>
              <table:table-cell office:value-type="float" office:value="-0.0762499999999999">
                <text:p>-0.0762499999999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-0.0750000000000473">
                <text:p>-0.07500000000004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